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2228in"/>
    </style:style>
    <style:style style:name="co3" style:family="table-column">
      <style:table-column-properties fo:break-before="auto" style:column-width="2.9339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5272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731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811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PageStyle_5f_RECURS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3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cb20c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cb20c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9" table:default-cell-style-name="Default"/>
        <table:table-column table:style-name="co5" table:number-columns-repeated="1635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CRONOGRAMA I3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25"/>
          <table:table-cell table:style-name="ce78" office:value-type="string" calcext:value-type="string" table:number-columns-spanned="1" table:number-rows-spanned="3">
            <text:p>TAREAS</text:p>
          </table:table-cell>
          <table:table-cell table:style-name="ce78" office:value-type="string" calcext:value-type="string" table:number-columns-spanned="4" table:number-rows-spanned="2">
            <text:p>RECURSOS</text:p>
          </table:table-cell>
          <table:covered-table-cell table:number-columns-repeated="2" table:style-name="ce35"/>
          <table:covered-table-cell table:style-name="ce25"/>
          <table:table-cell table:style-name="ce78" office:value-type="string" calcext:value-type="string" table:number-columns-spanned="25" table:number-rows-spanned="1">
            <text:p>SEMANAS</text:p>
          </table:table-cell>
          <table:covered-table-cell table:number-columns-repeated="23" table:style-name="ce43"/>
          <table:covered-table-cell table:style-name="ce54"/>
          <table:table-cell table:number-columns-repeated="16352"/>
        </table:table-row>
        <table:table-row table:style-name="ro2">
          <table:covered-table-cell table:style-name="ce3"/>
          <table:covered-table-cell table:style-name="ce26"/>
          <table:covered-table-cell table:style-name="ce29"/>
          <table:covered-table-cell table:style-name="ce4"/>
          <table:covered-table-cell table:number-columns-repeated="2" table:style-name="ce36"/>
          <table:covered-table-cell table:style-name="ce27"/>
          <table:table-cell table:style-name="ce37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SANTA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CIERRE / ENTREGA</text:p>
          </table:table-cell>
          <table:covered-table-cell table:number-columns-repeated="4"/>
          <table:table-cell table:number-columns-repeated="16352"/>
        </table:table-row>
        <table:table-row table:style-name="ro2">
          <table:covered-table-cell table:style-name="ce4"/>
          <table:covered-table-cell table:style-name="ce27"/>
          <table:covered-table-cell table:style-name="ce30"/>
          <table:table-cell table:style-name="ce32" office:value-type="string" calcext:value-type="string">
            <text:p>R1</text:p>
          </table:table-cell>
          <table:table-cell table:style-name="ce32" office:value-type="string" calcext:value-type="string">
            <text:p>R2</text:p>
          </table:table-cell>
          <table:table-cell table:style-name="ce32" office:value-type="string" calcext:value-type="string">
            <text:p>R3</text:p>
          </table:table-cell>
          <table:table-cell table:style-name="ce32" office:value-type="string" calcext:value-type="string">
            <text:p>R4</text:p>
          </table:table-cell>
          <table:table-cell table:style-name="ce38" office:value-type="date" office:date-value="2026-03-16" calcext:value-type="date">
            <text:p>Mar 16</text:p>
          </table:table-cell>
          <table:table-cell table:style-name="ce38" office:value-type="date" office:date-value="2026-03-17" calcext:value-type="date">
            <text:p>Mar 17</text:p>
          </table:table-cell>
          <table:table-cell table:style-name="ce38" office:value-type="date" office:date-value="2026-03-18" calcext:value-type="date">
            <text:p>Mar 18</text:p>
          </table:table-cell>
          <table:table-cell table:style-name="ce38" office:value-type="date" office:date-value="2026-03-19" calcext:value-type="date">
            <text:p>Mar 19</text:p>
          </table:table-cell>
          <table:table-cell table:style-name="ce38" office:value-type="date" office:date-value="2026-03-20" calcext:value-type="date">
            <text:p>Mar 20</text:p>
          </table:table-cell>
          <table:table-cell table:style-name="ce38" office:value-type="date" office:date-value="2026-03-23" calcext:value-type="date">
            <text:p>Mar 23</text:p>
          </table:table-cell>
          <table:table-cell table:style-name="ce38" office:value-type="date" office:date-value="2026-03-24" calcext:value-type="date">
            <text:p>Mar 24</text:p>
          </table:table-cell>
          <table:table-cell table:style-name="ce38" office:value-type="date" office:date-value="2026-03-25" calcext:value-type="date">
            <text:p>Mar 25</text:p>
          </table:table-cell>
          <table:table-cell table:style-name="ce38" office:value-type="date" office:date-value="2026-03-26" calcext:value-type="date">
            <text:p>Mar 26</text:p>
          </table:table-cell>
          <table:table-cell table:style-name="ce38" office:value-type="date" office:date-value="2026-03-27" calcext:value-type="date">
            <text:p>Mar 27</text:p>
          </table:table-cell>
          <table:table-cell table:style-name="ce38" office:value-type="date" office:date-value="2026-03-30" calcext:value-type="date">
            <text:p>Mar 30</text:p>
          </table:table-cell>
          <table:table-cell table:style-name="ce38" office:value-type="date" office:date-value="2026-03-31" calcext:value-type="date">
            <text:p>Mar 31</text:p>
          </table:table-cell>
          <table:table-cell table:style-name="ce38" office:value-type="date" office:date-value="2026-04-01" calcext:value-type="date">
            <text:p>Apr 01</text:p>
          </table:table-cell>
          <table:table-cell table:style-name="ce38" office:value-type="date" office:date-value="2026-04-02" calcext:value-type="date">
            <text:p>Apr 02</text:p>
          </table:table-cell>
          <table:table-cell table:style-name="ce38" office:value-type="date" office:date-value="2026-04-03" calcext:value-type="date">
            <text:p>Apr 03</text:p>
          </table:table-cell>
          <table:table-cell table:style-name="ce38" office:value-type="date" office:date-value="2026-04-06" calcext:value-type="date">
            <text:p>Apr 06</text:p>
          </table:table-cell>
          <table:table-cell table:style-name="ce38" office:value-type="date" office:date-value="2026-04-07" calcext:value-type="date">
            <text:p>Apr 07</text:p>
          </table:table-cell>
          <table:table-cell table:style-name="ce38" office:value-type="date" office:date-value="2026-04-08" calcext:value-type="date">
            <text:p>Apr 08</text:p>
          </table:table-cell>
          <table:table-cell table:style-name="ce38" office:value-type="date" office:date-value="2026-04-09" calcext:value-type="date">
            <text:p>Apr 09</text:p>
          </table:table-cell>
          <table:table-cell table:style-name="ce38" office:value-type="date" office:date-value="2026-04-10" calcext:value-type="date">
            <text:p>Apr 10</text:p>
          </table:table-cell>
          <table:table-cell table:style-name="ce38" office:value-type="date" office:date-value="2026-04-13" calcext:value-type="date">
            <text:p>Apr 13</text:p>
          </table:table-cell>
          <table:table-cell table:style-name="ce38" office:value-type="date" office:date-value="2026-04-14" calcext:value-type="date">
            <text:p>Apr 14</text:p>
          </table:table-cell>
          <table:table-cell table:style-name="ce38" office:value-type="date" office:date-value="2026-04-15" calcext:value-type="date">
            <text:p>Apr 15</text:p>
          </table:table-cell>
          <table:table-cell table:style-name="ce38" office:value-type="date" office:date-value="2026-04-16" calcext:value-type="date">
            <text:p>Apr 16</text:p>
          </table:table-cell>
          <table:table-cell table:style-name="ce38" office:value-type="date" office:date-value="2026-04-17" calcext:value-type="date">
            <text:p>Apr 17</text:p>
          </table:table-cell>
          <table:table-cell table:number-columns-repeated="16352"/>
        </table:table-row>
        <table:table-row table:style-name="ro3">
          <table:table-cell table:style-name="ce5" office:value-type="string" calcext:value-type="string">
            <text:p>T0</text:p>
          </table:table-cell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Reunión semanal, acta y ajuste del Gantt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Inventory: estructura de datos y max_obj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office:value-type="string" calcext:value-type="string">
            <text:p><text:s/></text:p>
          </table:table-cell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22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Inventory: create/destroy/get/set/add/del/print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number-columns-repeated="3" table:style-name="ce44" office:value-type="string" calcext:value-type="string">
            <text:p>R1</text:p>
          </table:table-cell>
          <table:table-cell table:style-name="ce40" table:number-columns-repeated="21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Inventory: pruebas y documentación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3"/>
          <table:table-cell table:style-name="ce44" office:value-type="string" calcext:value-type="string">
            <text:p>R1</text:p>
          </table:table-cell>
          <table:table-cell/>
          <table:table-cell table:style-name="ce40" table:number-columns-repeated="9"/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Player: sustituir object por backpack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5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7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2" calcext:value-type="float">
            <text:p>2</text:p>
          </table:table-cell>
          <table:table-cell table:style-name="ce31" office:value-type="string" calcext:value-type="string">
            <text:p>Player: helpers de mochila y adaptación de módulo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6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string" calcext:value-type="string">
            <text:p>Space/Game: discovered y visibilidad básica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8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>
            <text:p>Link: estructura de datos y enumeracione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2" table:style-name="ce94" office:value-type="string" calcext:value-type="string">
            <text:p>R2</text:p>
          </table:table-cell>
          <table:table-cell table:style-name="ce41" office:value-type="string" calcext:value-type="string">
            <text:p>R2</text:p>
          </table:table-cell>
          <table:table-cell table:number-columns-repeated="2" table:style-name="ce45" office:value-type="string" calcext:value-type="string">
            <text:p>R2</text:p>
          </table:table-cell>
          <table:table-cell table:style-name="ce40" table:number-columns-repeated="20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2" calcext:value-type="float">
            <text:p>2</text:p>
          </table:table-cell>
          <table:table-cell table:style-name="ce31" office:value-type="string" calcext:value-type="string">
            <text:p>Link: create/destroy/get/set/prin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3" table:style-name="ce94" office:value-type="string" calcext:value-type="string">
            <text:p>R2</text:p>
          </table:table-cell>
          <table:table-cell table:style-name="ce41" office:value-type="string" calcext:value-type="string">
            <text:p>R2</text:p>
          </table:table-cell>
          <table:table-cell table:style-name="ce45" office:value-type="string" calcext:value-type="string">
            <text:p>R2</text:p>
          </table:table-cell>
          <table:table-cell table:style-name="ce40" table:number-columns-repeated="20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3" calcext:value-type="float">
            <text:p>3</text:p>
          </table:table-cell>
          <table:table-cell table:style-name="ce31" office:value-type="string" calcext:value-type="string">
            <text:p>Link: pruebas unitarias y documentac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2"/>
          <table:table-cell table:number-columns-repeated="5" table:style-name="ce94" office:value-type="string" calcext:value-type="string">
            <text:p>R2</text:p>
          </table:table-cell>
          <table:table-cell table:style-name="ce41" office:value-type="string" calcext:value-type="string">
            <text:p>R2</text:p>
          </table:table-cell>
          <table:table-cell table:style-name="ce45" office:value-type="string" calcext:value-type="string">
            <text:p>R2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Game: array de links y helpers de conex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3"/>
          <table:table-cell table:number-columns-repeated="5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Game: multijugador por turno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4"/>
          <table:table-cell table:number-columns-repeated="5"/>
          <table:table-cell table:number-columns-repeated="3" table:style-name="ce47" office:value-type="string" calcext:value-type="string">
            <text:p>R2</text:p>
          </table:table-cell>
          <table:table-cell table:number-columns-repeated="4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8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string" calcext:value-type="string">
            <text:p>GameReader: cargar link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4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2" table:style-name="ce47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4" calcext:value-type="float">
            <text:p>4</text:p>
          </table:table-cell>
          <table:table-cell table:style-name="ce31" office:value-type="string" calcext:value-type="string">
            <text:p>GameReader: cargar player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/>
          <table:table-cell table:number-columns-repeated="2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2" table:style-name="ce47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string" calcext:value-type="string">
            <text:p>GameReader: adaptar espacios y fichero .da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6" table:style-name="ce47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string" calcext:value-type="string">
            <text:p>GameActions: sustituir n,b,l,r por move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2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4" table:style-name="ce47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7" calcext:value-type="float">
            <text:p>7</text:p>
          </table:table-cell>
          <table:table-cell table:style-name="ce31" office:value-type="string" calcext:value-type="string">
            <text:p>Datos: puerta mazmorra cerrada y enlace 121-&gt;16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8"/>
          <table:table-cell table:number-columns-repeated="3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4" table:style-name="ce47" office:value-type="string" calcext:value-type="string">
            <text:p>R2</text:p>
          </table:table-cell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Object: campo description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9"/>
          <table:table-cell/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Command: move &lt;dir&gt; y eliminar next/back/left/righ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4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8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3" calcext:value-type="float">
            <text:p>3</text:p>
          </table:table-cell>
          <table:table-cell table:style-name="ce31" office:value-type="string" calcext:value-type="string">
            <text:p>Command: drop &lt;objeto&gt;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7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4" calcext:value-type="float">
            <text:p>4</text:p>
          </table:table-cell>
          <table:table-cell table:style-name="ce31" office:value-type="string" calcext:value-type="string">
            <text:p>GameActions: inventario múltiple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7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5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GameLoop: opción -l y fichero LOG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Pruebas de integración (.cmd + LOG esperado)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1" calcext:value-type="float">
            <text:p>1</text:p>
          </table:table-cell>
          <table:table-cell table:style-name="ce31" office:value-type="string" calcext:value-type="string">
            <text:p>Visualización: enlaces y espacios destin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8" table:style-name="ce104" office:value-type="string" calcext:value-type="string">
            <text:p>R2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2" calcext:value-type="float">
            <text:p>2</text:p>
          </table:table-cell>
          <table:table-cell table:style-name="ce31" office:value-type="string" calcext:value-type="string">
            <text:p>Visualización: ocultar espacios no descubiertos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2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3" calcext:value-type="float">
            <text:p>3</text:p>
          </table:table-cell>
          <table:table-cell table:style-name="ce31" office:value-type="string" calcext:value-type="string">
            <text:p>Link: crear un objeto que los desbloquee</text:p>
          </table:table-cell>
          <table:table-cell table:style-name="ce33" table:number-columns-repeated="4"/>
          <table:table-cell table:style-name="ce40" table:number-columns-repeated="12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Visualización: turno activo y retard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3"/>
          <table:table-cell table:number-columns-repeated="5" table:style-name="ce104" office:value-type="string" calcext:value-type="string">
            <text:p>R2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string" calcext:value-type="string">
            <text:p>Makefile: src/include/obj/lib/doc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2"/>
          <table:table-cell table:style-name="ce40"/>
          <table:table-cell table:number-columns-repeated="4" table:style-name="ce47" office:value-type="string" calcext:value-type="string">
            <text:p>R2</text:p>
          </table:table-cell>
          <table:table-cell table:number-columns-repeated="2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5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string" calcext:value-type="string">
            <text:p>Makefile: objetivo Doxygen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4"/>
          <table:table-cell table:number-columns-repeated="3" table:style-name="ce47" office:value-type="string" calcext:value-type="string">
            <text:p>R2</text:p>
          </table:table-cell>
          <table:table-cell table:number-columns-repeated="2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5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string" calcext:value-type="string">
            <text:p>Doxygen y documentación global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5"/>
          <table:table-cell table:style-name="ce47" office:value-type="string" calcext:value-type="string">
            <text:p>R2</text:p>
          </table:table-cell>
          <table:table-cell table:number-columns-repeated="3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Pruebas P1: Inventory/Player y revisión Space/Set/Characte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3"/>
          <table:table-cell table:style-name="ce40" table:number-columns-repeated="15"/>
          <table:table-cell table:number-columns-repeated="3" table:style-name="ce51" office:value-type="string" calcext:value-type="string">
            <text:p>R4</text:p>
          </table:table-cell>
          <table:table-cell table:style-name="ce40" table:number-columns-repeated="7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string" calcext:value-type="string">
            <text:p>Pruebas P1: Link y validación de GameReader</text:p>
          </table:table-cell>
          <table:table-cell table:style-name="ce34"/>
          <table:table-cell table:style-name="ce34" office:value-type="string" calcext:value-type="string">
            <text:p>X</text:p>
          </table:table-cell>
          <table:table-cell table:style-name="ce34" table:number-columns-repeated="2"/>
          <table:table-cell table:style-name="ce40" table:number-columns-repeated="15"/>
          <table:table-cell table:number-columns-repeated="2" table:style-name="ce51" office:value-type="string" calcext:value-type="string">
            <text:p>R3</text:p>
          </table:table-cell>
          <table:table-cell table:style-name="ce40" table:number-columns-repeated="8"/>
          <table:table-cell table:number-columns-repeated="16352"/>
        </table:table-row>
        <table:table-row table:style-name="ro3">
          <table:table-cell table:style-name="ce5" office:value-type="string" calcext:value-type="string">
            <text:p>T8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ruebas P1: Object y LOG</text:p>
          </table:table-cell>
          <table:table-cell table:style-name="ce34" table:number-columns-repeated="2"/>
          <table:table-cell table:style-name="ce34" office:value-type="string" calcext:value-type="string">
            <text:p>X</text:p>
          </table:table-cell>
          <table:table-cell table:style-name="ce34"/>
          <table:table-cell table:style-name="ce40" table:number-columns-repeated="15"/>
          <table:table-cell table:style-name="ce51" office:value-type="string" calcext:value-type="string">
            <text:p>R3</text:p>
          </table:table-cell>
          <table:table-cell table:style-name="ce40" table:number-columns-repeated="9"/>
          <table:table-cell table:number-columns-repeated="16352"/>
        </table:table-row>
        <table:table-row table:style-name="ro3">
          <table:table-cell table:style-name="ce14" office:value-type="string" calcext:value-type="string">
            <text:p>T9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string" calcext:value-type="string">
            <text:p>Depuración, warnings y revisión cruzada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8"/>
          <table:table-cell table:number-columns-repeated="2" table:style-name="ce52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5" office:value-type="string" calcext:value-type="string">
            <text:p>T1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>
            <text:p>Empaquetado final y comprobaciones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9"/>
          <table:table-cell table:style-name="ce47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6" office:value-type="string" calcext:value-type="string">
            <text:p>T11</text:p>
          </table:table-cell>
          <table:table-cell table:style-name="ce16" office:value-type="float" office:value="1" calcext:value-type="float">
            <text:p>1</text:p>
          </table:table-cell>
          <table:table-cell table:style-name="ce31" office:value-type="string" calcext:value-type="string">
            <text:p>Entrega (13/04)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20"/>
          <table:table-cell table:style-name="ce53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 table:number-rows-repeated="3">
          <table:table-cell table:style-name="ce17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 table:number-rows-repeated="2">
          <table:table-cell table:style-name="ce18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9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4" table:number-rows-repeated="8">
          <table:table-cell table:style-name="ce19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0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22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5" table:number-rows-repeated="6">
          <table:table-cell table:style-name="ce88" table:number-columns-repeated="32"/>
          <table:table-cell table:number-columns-repeated="16352"/>
        </table:table-row>
        <table:table-row table:style-name="ro6">
          <table:table-cell table:style-name="ce88" table:number-columns-repeated="32"/>
          <table:table-cell table:number-columns-repeated="16352"/>
        </table:table-row>
        <table:table-row table:style-name="ro5" table:number-rows-repeated="8">
          <table:table-cell table:style-name="ce88" table:number-columns-repeated="32"/>
          <table:table-cell table:number-columns-repeated="16352"/>
        </table:table-row>
        <table:table-row table:style-name="ro6">
          <table:table-cell table:style-name="ce88" table:number-columns-repeated="32"/>
          <table:table-cell table:number-columns-repeated="16352"/>
        </table:table-row>
        <table:table-row table:style-name="ro5" table:number-rows-repeated="67">
          <table:table-cell table:style-name="ce88" table:number-columns-repeated="32"/>
          <table:table-cell table:number-columns-repeated="16352"/>
        </table:table-row>
        <table:table-row table:style-name="ro7" table:number-rows-repeated="99">
          <table:table-cell table:style-name="ce88" table:number-columns-repeated="32"/>
          <table:table-cell table:number-columns-repeated="16352"/>
        </table:table-row>
        <table:table-row table:style-name="ro8" table:number-rows-repeated="763">
          <table:table-cell table:style-name="ce89" table:number-columns-repeated="32"/>
          <table:table-cell table:number-columns-repeated="16352"/>
        </table:table-row>
        <table:table-row table:style-name="ro5" table:number-rows-repeated="1047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ECURSOS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16" table:default-cell-style-name="Default"/>
        <table:table-column table:style-name="co5" table:number-columns-repeated="16362" table:default-cell-style-name="Default"/>
        <table:table-row table:style-name="ro3">
          <table:table-cell table:style-name="ce121" office:value-type="string" calcext:value-type="string" table:number-columns-spanned="2" table:number-rows-spanned="1">
            <text:p>IDENTIFICACIÓN DE RECURSOS</text:p>
          </table:table-cell>
          <table:covered-table-cell/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2" office:value-type="string" calcext:value-type="string">
            <text:p>R1</text:p>
          </table:table-cell>
          <table:table-cell table:style-name="ce125" office:value-type="string" calcext:value-type="string">
            <text:p>Mario Rodriguez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2" office:value-type="string" calcext:value-type="string">
            <text:p>R2</text:p>
          </table:table-cell>
          <table:table-cell table:style-name="ce125" office:value-type="string" calcext:value-type="string">
            <text:p>Santiago Pita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3" office:value-type="string" calcext:value-type="string">
            <text:p>R3</text:p>
          </table:table-cell>
          <table:table-cell table:style-name="ce124" office:value-type="string" calcext:value-type="string">
            <text:p>Fernando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3" office:value-type="string" calcext:value-type="string">
            <text:p>R4</text:p>
          </table:table-cell>
          <table:table-cell table:style-name="ce124" office:value-type="string" calcext:value-type="string">
            <text:p>Iker Diaz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 table:number-rows-repeated="4">
          <table:table-cell table:style-name="ce124" table:number-columns-repeated="3"/>
          <table:table-cell table:style-name="ce88" table:number-columns-repeated="23"/>
          <table:table-cell table:number-columns-repeated="16358"/>
        </table:table-row>
        <table:table-row table:style-name="ro3" table:number-rows-repeated="211">
          <table:table-cell table:style-name="ce88" table:number-columns-repeated="26"/>
          <table:table-cell table:number-columns-repeated="16358"/>
        </table:table-row>
        <table:table-row table:style-name="ro8" table:number-rows-repeated="780">
          <table:table-cell table:style-name="ce89" table:number-columns-repeated="26"/>
          <table:table-cell table:number-columns-repeated="16358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in" fo:margin-left="0.4299in" fo:margin-right="0.2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14:17:42.6687422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URSOS" style:display-name="PageStyle_RECUR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NOGRAMA" style:display-name="PageStyle_CRONOGRAM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1T14:20:44.204574308</dc:date>
    <meta:editing-duration>PT19M16S</meta:editing-duration>
    <meta:editing-cycles>14</meta:editing-cycles>
    <meta:generator>LibreOffice/24.2.7.2$Linux_X86_64 LibreOffice_project/420$Build-2</meta:generator>
    <meta:document-statistic meta:table-count="2" meta:cell-count="353" meta:object-count="0"/>
  </office:meta>
</office:document-meta>
</file>